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798cm" fo:min-width="4.453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12cm" fo:min-width="1.21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607cm" fo:min-width="4.45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953cm" svg:height="3.048cm" svg:x="1.952cm" svg:y="2.27cm">
            <text:p text:style-name="P1"><text:span text:style-name="T1">Videokart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3" draw:id="id3" draw:layer="layout" svg:width="1.715cm" svg:height="0.762cm" svg:x="4.809cm" svg:y="3.603cm">
            <text:p text:style-name="P3"><text:span text:style-name="T2">VRA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953cm" svg:height="2.857cm" svg:x="1.952cm" svg:y="5.699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atora operatīvā atmiņ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xml:id="id1" draw:id="id1" draw:layer="layout" svg:width="1.715cm" svg:height="0.762cm" svg:x="2.333cm" svg:y="6.08cm">
            <text:p text:style-name="P5"><text:span text:style-name="T3">Vienkārša atmiņ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xml:id="id2" draw:id="id2" draw:layer="layout" svg:width="1.715cm" svg:height="0.762cm" svg:x="4.81cm" svg:y="6.08cm">
            <text:p text:style-name="P5"><text:span text:style-name="T3">Piesprausta atmiņ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953cm" svg:height="3.048cm" svg:x="7.477cm" svg:y="2.27cm">
            <text:p text:style-name="P1"><text:span text:style-name="T1">Videokart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5" draw:id="id5" draw:layer="layout" svg:width="1.715cm" svg:height="0.762cm" svg:x="10.334cm" svg:y="3.603cm">
            <text:p text:style-name="P3"><text:span text:style-name="T2">VRA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953cm" svg:height="2.857cm" svg:x="7.477cm" svg:y="5.699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atora operatīvā atmiņ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xml:id="id4" draw:id="id4" draw:layer="layout" svg:width="1.715cm" svg:height="0.762cm" svg:x="10.335cm" svg:y="6.08cm">
            <text:p text:style-name="P5"><text:span text:style-name="T3">Piesprausta atmiņa</text:span></text:p>
            <draw:enhanced-geometry svg:viewBox="0 0 21600 21600" draw:type="rectangle" draw:enhanced-path="M 0 0 L 21600 0 21600 21600 0 21600 0 0 Z N"/>
          </draw:custom-shape>
          <draw:connector draw:style-name="gr4" draw:text-style-name="P7" draw:layer="layout" draw:type="line" svg:x1="4.048cm" svg:y1="6.461cm" svg:x2="4.81cm" svg:y2="6.461cm" draw:start-shape="id1" draw:start-glue-point="1" draw:end-shape="id2" draw:end-glue-point="3" svg:d="M4048 6461h762" svg:viewBox="0 0 763 1">
            <text:p/>
          </draw:connector>
          <draw:connector draw:style-name="gr5" draw:text-style-name="P7" draw:layer="layout" draw:type="line" svg:x1="5.667cm" svg:y1="6.08cm" svg:x2="5.666cm" svg:y2="4.365cm" draw:start-shape="id2" draw:start-glue-point="0" draw:end-shape="id3" draw:end-glue-point="2" svg:d="M5667 6080l-1-1715" svg:viewBox="0 0 2 1716">
            <text:p/>
          </draw:connector>
          <draw:connector draw:style-name="gr6" draw:text-style-name="P7" draw:layer="layout" draw:type="line" svg:x1="11.192cm" svg:y1="6.08cm" svg:x2="11.191cm" svg:y2="4.365cm" draw:start-shape="id4" draw:start-glue-point="0" draw:end-shape="id5" draw:end-glue-point="2" svg:d="M11192 6080l-1-1715" svg:viewBox="0 0 2 1716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9T02:08:11.113000000</meta:creation-date>
    <dc:date>2022-04-19T02:16:45.373000000</dc:date>
    <meta:editing-duration>PT8M33S</meta:editing-duration>
    <meta:editing-cycles>3</meta:editing-cycles>
    <meta:generator>LibreOffice/7.3.2.2$Windows_X86_64 LibreOffice_project/49f2b1bff42cfccbd8f788c8dc32c1c309559be0</meta:generator>
    <meta:document-statistic meta:object-count="13"/>
  </office:meta>
</office:document-meta>
</file>